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hich command is used to unset the SUID bit from a file?</text:p>
      <text:p text:style-name="P1">chmod</text:p>
      <text:p text:style-name="P1">lsmod</text:p>
      <text:p text:style-name="P1">touch</text:p>
      <text:p text:style-name="P1">chage</text:p>
      <text:p text:style-name="P1">Question 2</text:p>
      <text:p text:style-name="P1">Which file stores the encrypted password?</text:p>
      <text:p text:style-name="P1">/etc/shadow</text:p>
      <text:p text:style-name="P1">/etc/password</text:p>
      <text:p text:style-name="P1">/etc/passwd</text:p>
      <text:p text:style-name="P1">/etc/shadpaswd</text:p>
      <text:p text:style-name="P1">Question 3</text:p>
      <text:p text:style-name="P1">What type of information is stored in the /etc/passwd file?</text:p>
      <text:p text:style-name="P1">Links to User Account files</text:p>
      <text:p text:style-name="P1">User Password Policy</text:p>
      <text:p text:style-name="P1">User Account information</text:p>
      <text:p text:style-name="P1">User Password information</text:p>
      <text:p text:style-name="P1">Question 4</text:p>
      <text:p text:style-name="P1">Which command is used to keep the user’s account in a locked state?</text:p>
      <text:p text:style-name="P1">useradd -L</text:p>
      <text:p text:style-name="P1">usermod -L</text:p>
      <text:p text:style-name="P1">chage -L</text:p>
      <text:p text:style-name="P1">passwd -L</text:p>
      <text:p text:style-name="P1">Question 5</text:p>
      <text:p text:style-name="P1">The chage command supports a _____ mode.</text:p>
      <text:p text:style-name="P1">batch</text:p>
      <text:p text:style-name="P1">background</text:p>
      <text:p text:style-name="P1">command</text:p>
      <text:p text:style-name="P1">interactive</text:p>
      <text:p text:style-name="P1"><text:soft-page-break/>Question 6</text:p>
      <text:p text:style-name="P1">Which of the following is not a function of nmap?</text:p>
      <text:p text:style-name="P1">Checking port activity</text:p>
      <text:p text:style-name="P1">Auditing networks</text:p>
      <text:p text:style-name="P1">Scanning the specified subnet</text:p>
      <text:p text:style-name="P1">Finding unreachable routes</text:p>
      <text:p text:style-name="P1">Question 7</text:p>
      <text:p text:style-name="P1">Which command can be used to view all open ports, along with the processes using them?</text:p>
      <text:p text:style-name="P1">nmap</text:p>
      <text:p text:style-name="P1">netstat</text:p>
      <text:p text:style-name="P1">route</text:p>
      <text:p text:style-name="P1">ifconfig</text:p>
      <text:p text:style-name="P1">Question 8</text:p>
      <text:p text:style-name="P1">What is the purpose of the lsof command?</text:p>
      <text:p text:style-name="P1">Listing of all files opened by active processes</text:p>
      <text:p text:style-name="P1">Listing of all hidden files</text:p>
      <text:p text:style-name="P1">Listing of all open sockets</text:p>
      <text:p text:style-name="P1">Listing of all files in the /etc directory</text:p>
      <text:p text:style-name="P1">Question 9</text:p>
      <text:p text:style-name="P1">What are the two types of limits that can be set with the ulimit command?</text:p>
      <text:p text:style-name="P1">low and high</text:p>
      <text:p text:style-name="P1">hard and soft</text:p>
      <text:p text:style-name="P1">static and dynamic</text:p>
      <text:p text:style-name="P1">permanent and temporary</text:p>
      <text:p text:style-name="P1">Question 10</text:p>
      <text:p text:style-name="P1">Which of the following is the correct format for entries in the /etc/security/limits.conf file?</text:p>
      <text:p text:style-name="P1"/>
      <text:p text:style-name="P1">&lt;type&gt; &lt;item&gt; &lt;value&gt;</text:p>
      <text:p text:style-name="P1"/>
      <text:p text:style-name="P1">&lt;domain&gt; &lt;type&gt; &lt;item&gt; &lt;value&gt;</text:p>
      <text:p text:style-name="P1"><text:soft-page-break/></text:p>
      <text:p text:style-name="P1">&lt;domain&gt; &lt;type&gt; &lt;value&gt;</text:p>
      <text:p text:style-name="P1"/>
      <text:p text:style-name="P1">&lt;parameter&gt; &lt;type&gt; &lt;item&gt; &lt;valu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31T08:12:02.370994833</dc:date>
    <meta:editing-duration>PT1H11M23S</meta:editing-duration>
    <meta:editing-cycles>23</meta:editing-cycles>
    <meta:generator>LibreOffice/7.3.3.2$Linux_X86_64 LibreOffice_project/30$Build-2</meta:generator>
    <meta:document-statistic meta:table-count="0" meta:image-count="0" meta:object-count="0" meta:page-count="3" meta:paragraph-count="60" meta:word-count="233" meta:character-count="1376" meta:non-whitespace-character-count="1203"/>
  </office:meta>
</office:document-meta>
</file>